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130.85pt" svg:y="2.83pt">
            <draw:object draw:notify-on-update-of-ranges="Sheet1.A1:Sheet1.A4 Sheet1.B1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21:06:51.662257944</meta:creation-date>
    <dc:date>2018-07-02T21:16:39.392183355</dc:date>
    <meta:editing-duration>PT9M48S</meta:editing-duration>
    <meta:editing-cycles>1</meta:editing-cycles>
    <meta:document-statistic meta:table-count="1" meta:cell-count="8" meta:object-count="1"/>
    <meta:generator>LibreOffice/6.0.5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4" chart:data-source-has-labels="column" svg:x="0.32cm" svg:y="0.18cm" svg:width="15.36cm" svg:height="8.64cm">
          <chartooo:coordinate-region svg:x="1.021cm" svg:y="0.379cm" svg:width="13.771cm" svg:height="7.794cm"/>
          <chart:axis chart:dimension="x" chart:name="primary-x" chart:style-name="ch3" chartooo:axis-type="auto">
            <chartooo:date-scale/>
            <chart:categories table:cell-range-address="Sheet1.A1:Sheet1.A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4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4</svg:desc>
                </draw:g>
              </table:table-cell>
              <table:table-cell office:value-type="float" office:value="80">
                <text:p>80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